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.768399261222158" calcext:value-type="float">
            <text:p>0.768399261222158</text:p>
          </table:table-cell>
          <table:table-cell table:formula="of:=[.A1]" office:value-type="float" office:value="0.768399261222158" calcext:value-type="float">
            <text:p>0.768399261222158</text:p>
          </table:table-cell>
        </table:table-row>
        <table:table-row table:style-name="ro1">
          <table:table-cell office:value-type="float" office:value="0.904886692657994" calcext:value-type="float">
            <text:p>0.904886692657994</text:p>
          </table:table-cell>
          <table:table-cell table:formula="of:=[.A2]+[.B1]" office:value-type="float" office:value="1.67328595388015" calcext:value-type="float">
            <text:p>1.67328595388015</text:p>
          </table:table-cell>
        </table:table-row>
        <table:table-row table:style-name="ro1">
          <table:table-cell office:value-type="float" office:value="0.340075220737476" calcext:value-type="float">
            <text:p>0.340075220737476</text:p>
          </table:table-cell>
          <table:table-cell table:formula="of:=[.A3]+[.B2]" office:value-type="float" office:value="2.01336117461763" calcext:value-type="float">
            <text:p>2.01336117461763</text:p>
          </table:table-cell>
        </table:table-row>
        <table:table-row table:style-name="ro1">
          <table:table-cell office:value-type="float" office:value="0.109122583070991" calcext:value-type="float">
            <text:p>0.109122583070991</text:p>
          </table:table-cell>
          <table:table-cell table:formula="of:=[.A4]+[.B3]" office:value-type="float" office:value="2.12248375768862" calcext:value-type="float">
            <text:p>2.12248375768862</text:p>
          </table:table-cell>
        </table:table-row>
        <table:table-row table:style-name="ro1">
          <table:table-cell office:value-type="float" office:value="0.993056352256908" calcext:value-type="float">
            <text:p>0.993056352256908</text:p>
          </table:table-cell>
          <table:table-cell table:formula="of:=[.A5]+[.B4]" office:value-type="float" office:value="3.11554010994552" calcext:value-type="float">
            <text:p>3.11554010994552</text:p>
          </table:table-cell>
        </table:table-row>
        <table:table-row table:style-name="ro1">
          <table:table-cell office:value-type="float" office:value="0.466330717929203" calcext:value-type="float">
            <text:p>0.466330717929203</text:p>
          </table:table-cell>
          <table:table-cell table:formula="of:=[.A6]+[.B5]" office:value-type="float" office:value="3.58187082787473" calcext:value-type="float">
            <text:p>3.58187082787473</text:p>
          </table:table-cell>
        </table:table-row>
        <table:table-row table:style-name="ro1">
          <table:table-cell office:value-type="float" office:value="0.524724315536376" calcext:value-type="float">
            <text:p>0.524724315536376</text:p>
          </table:table-cell>
          <table:table-cell table:formula="of:=[.A7]+[.B6]" office:value-type="float" office:value="4.10659514341111" calcext:value-type="float">
            <text:p>4.10659514341111</text:p>
          </table:table-cell>
        </table:table-row>
        <table:table-row table:style-name="ro1">
          <table:table-cell office:value-type="float" office:value="0.964771821618615" calcext:value-type="float">
            <text:p>0.964771821618615</text:p>
          </table:table-cell>
          <table:table-cell table:formula="of:=[.A8]+[.B7]" office:value-type="float" office:value="5.07136696502972" calcext:value-type="float">
            <text:p>5.07136696502972</text:p>
          </table:table-cell>
        </table:table-row>
        <table:table-row table:style-name="ro1">
          <table:table-cell office:value-type="float" office:value="0.80591123635027" calcext:value-type="float">
            <text:p>0.80591123635027</text:p>
          </table:table-cell>
          <table:table-cell table:formula="of:=[.A9]+[.B8]" office:value-type="float" office:value="5.87727820137999" calcext:value-type="float">
            <text:p>5.87727820137999</text:p>
          </table:table-cell>
        </table:table-row>
        <table:table-row table:style-name="ro1">
          <table:table-cell office:value-type="float" office:value="0.319600564135787" calcext:value-type="float">
            <text:p>0.319600564135787</text:p>
          </table:table-cell>
          <table:table-cell table:formula="of:=[.A10]+[.B9]" office:value-type="float" office:value="6.19687876551578" calcext:value-type="float">
            <text:p>6.19687876551578</text:p>
          </table:table-cell>
        </table:table-row>
        <table:table-row table:style-name="ro1">
          <table:table-cell office:value-type="float" office:value="0.157911082113372" calcext:value-type="float">
            <text:p>0.157911082113372</text:p>
          </table:table-cell>
          <table:table-cell table:formula="of:=[.A11]+[.B10]" office:value-type="float" office:value="6.35478984762915" calcext:value-type="float">
            <text:p>6.35478984762915</text:p>
          </table:table-cell>
        </table:table-row>
        <table:table-row table:style-name="ro1">
          <table:table-cell office:value-type="float" office:value="0.660494168237012" calcext:value-type="float">
            <text:p>0.660494168237012</text:p>
          </table:table-cell>
          <table:table-cell table:formula="of:=[.A12]+[.B11]" office:value-type="float" office:value="7.01528401586616" calcext:value-type="float">
            <text:p>7.01528401586616</text:p>
          </table:table-cell>
        </table:table-row>
        <table:table-row table:style-name="ro1">
          <table:table-cell office:value-type="float" office:value="0.186350721823938" calcext:value-type="float">
            <text:p>0.186350721823938</text:p>
          </table:table-cell>
          <table:table-cell table:formula="of:=[.A13]+[.B12]" office:value-type="float" office:value="7.2016347376901" calcext:value-type="float">
            <text:p>7.2016347376901</text:p>
          </table:table-cell>
        </table:table-row>
        <table:table-row table:style-name="ro1">
          <table:table-cell office:value-type="float" office:value="0.19306112211877" calcext:value-type="float">
            <text:p>0.19306112211877</text:p>
          </table:table-cell>
          <table:table-cell table:formula="of:=[.A14]+[.B13]" office:value-type="float" office:value="7.39469585980887" calcext:value-type="float">
            <text:p>7.39469585980887</text:p>
          </table:table-cell>
        </table:table-row>
        <table:table-row table:style-name="ro1">
          <table:table-cell office:value-type="float" office:value="0.990641406309087" calcext:value-type="float">
            <text:p>0.990641406309087</text:p>
          </table:table-cell>
          <table:table-cell table:formula="of:=[.A15]+[.B14]" office:value-type="float" office:value="8.38533726611795" calcext:value-type="float">
            <text:p>8.38533726611795</text:p>
          </table:table-cell>
        </table:table-row>
        <table:table-row table:style-name="ro1">
          <table:table-cell office:value-type="float" office:value="0.521348585457584" calcext:value-type="float">
            <text:p>0.521348585457584</text:p>
          </table:table-cell>
          <table:table-cell table:formula="of:=[.A16]+[.B15]" office:value-type="float" office:value="8.90668585157554" calcext:value-type="float">
            <text:p>8.90668585157554</text:p>
          </table:table-cell>
        </table:table-row>
        <table:table-row table:style-name="ro1">
          <table:table-cell office:value-type="float" office:value="0.774667558257622" calcext:value-type="float">
            <text:p>0.774667558257622</text:p>
          </table:table-cell>
          <table:table-cell table:formula="of:=[.A17]+[.B16]" office:value-type="float" office:value="9.68135340983316" calcext:value-type="float">
            <text:p>9.68135340983316</text:p>
          </table:table-cell>
        </table:table-row>
        <table:table-row table:style-name="ro1">
          <table:table-cell office:value-type="float" office:value="0.56593573673588" calcext:value-type="float">
            <text:p>0.56593573673588</text:p>
          </table:table-cell>
          <table:table-cell table:formula="of:=[.A18]+[.B17]" office:value-type="float" office:value="10.247289146569" calcext:value-type="float">
            <text:p>10.247289146569</text:p>
          </table:table-cell>
        </table:table-row>
        <table:table-row table:style-name="ro1">
          <table:table-cell office:value-type="float" office:value="0.548612041486471" calcext:value-type="float">
            <text:p>0.548612041486471</text:p>
          </table:table-cell>
          <table:table-cell table:formula="of:=[.A19]+[.B18]" office:value-type="float" office:value="10.7959011880555" calcext:value-type="float">
            <text:p>10.7959011880555</text:p>
          </table:table-cell>
        </table:table-row>
        <table:table-row table:style-name="ro1">
          <table:table-cell office:value-type="float" office:value="0.38764859948818" calcext:value-type="float">
            <text:p>0.38764859948818</text:p>
          </table:table-cell>
          <table:table-cell table:formula="of:=[.A20]+[.B19]" office:value-type="float" office:value="11.1835497875437" calcext:value-type="float">
            <text:p>11.1835497875437</text:p>
          </table:table-cell>
        </table:table-row>
        <table:table-row table:style-name="ro1">
          <table:table-cell office:value-type="float" office:value="0.463932859310698" calcext:value-type="float">
            <text:p>0.463932859310698</text:p>
          </table:table-cell>
          <table:table-cell table:formula="of:=[.A21]+[.B20]" office:value-type="float" office:value="11.6474826468544" calcext:value-type="float">
            <text:p>11.6474826468544</text:p>
          </table:table-cell>
        </table:table-row>
        <table:table-row table:style-name="ro1">
          <table:table-cell office:value-type="float" office:value="0.0387691995136826" calcext:value-type="float">
            <text:p>0.0387691995136826</text:p>
          </table:table-cell>
          <table:table-cell table:formula="of:=[.A22]+[.B21]" office:value-type="float" office:value="11.6862518463681" calcext:value-type="float">
            <text:p>11.6862518463681</text:p>
          </table:table-cell>
        </table:table-row>
        <table:table-row table:style-name="ro1">
          <table:table-cell office:value-type="float" office:value="0.782064622586768" calcext:value-type="float">
            <text:p>0.782064622586768</text:p>
          </table:table-cell>
          <table:table-cell table:formula="of:=[.A23]+[.B22]" office:value-type="float" office:value="12.4683164689548" calcext:value-type="float">
            <text:p>12.4683164689548</text:p>
          </table:table-cell>
        </table:table-row>
        <table:table-row table:style-name="ro1">
          <table:table-cell office:value-type="float" office:value="0.555905630976333" calcext:value-type="float">
            <text:p>0.555905630976333</text:p>
          </table:table-cell>
          <table:table-cell table:formula="of:=[.A24]+[.B23]" office:value-type="float" office:value="13.0242220999312" calcext:value-type="float">
            <text:p>13.0242220999312</text:p>
          </table:table-cell>
        </table:table-row>
        <table:table-row table:style-name="ro1">
          <table:table-cell office:value-type="float" office:value="0.785123385143175" calcext:value-type="float">
            <text:p>0.785123385143175</text:p>
          </table:table-cell>
          <table:table-cell table:formula="of:=[.A25]+[.B24]" office:value-type="float" office:value="13.8093454850744" calcext:value-type="float">
            <text:p>13.8093454850744</text:p>
          </table:table-cell>
        </table:table-row>
        <table:table-row table:style-name="ro1">
          <table:table-cell office:value-type="float" office:value="0.473159881406814" calcext:value-type="float">
            <text:p>0.473159881406814</text:p>
          </table:table-cell>
          <table:table-cell table:formula="of:=[.A26]+[.B25]" office:value-type="float" office:value="14.2825053664812" calcext:value-type="float">
            <text:p>14.2825053664812</text:p>
          </table:table-cell>
        </table:table-row>
        <table:table-row table:style-name="ro1">
          <table:table-cell office:value-type="float" office:value="0.563160809549583" calcext:value-type="float">
            <text:p>0.563160809549583</text:p>
          </table:table-cell>
          <table:table-cell table:formula="of:=[.A27]+[.B26]" office:value-type="float" office:value="14.8456661760307" calcext:value-type="float">
            <text:p>14.8456661760307</text:p>
          </table:table-cell>
        </table:table-row>
        <table:table-row table:style-name="ro1">
          <table:table-cell office:value-type="float" office:value="0.47030370235328" calcext:value-type="float">
            <text:p>0.47030370235328</text:p>
          </table:table-cell>
          <table:table-cell table:formula="of:=[.A28]+[.B27]" office:value-type="float" office:value="15.315969878384" calcext:value-type="float">
            <text:p>15.315969878384</text:p>
          </table:table-cell>
        </table:table-row>
        <table:table-row table:style-name="ro1">
          <table:table-cell office:value-type="float" office:value="0.309436846509242" calcext:value-type="float">
            <text:p>0.309436846509242</text:p>
          </table:table-cell>
          <table:table-cell table:formula="of:=[.A29]+[.B28]" office:value-type="float" office:value="15.6254067248933" calcext:value-type="float">
            <text:p>15.6254067248933</text:p>
          </table:table-cell>
        </table:table-row>
        <table:table-row table:style-name="ro1">
          <table:table-cell office:value-type="float" office:value="0.846547896811274" calcext:value-type="float">
            <text:p>0.846547896811274</text:p>
          </table:table-cell>
          <table:table-cell table:formula="of:=[.A30]+[.B29]" office:value-type="float" office:value="16.4719546217045" calcext:value-type="float">
            <text:p>16.4719546217045</text:p>
          </table:table-cell>
        </table:table-row>
        <table:table-row table:style-name="ro1">
          <table:table-cell office:value-type="float" office:value="0.845275132860876" calcext:value-type="float">
            <text:p>0.845275132860876</text:p>
          </table:table-cell>
          <table:table-cell table:formula="of:=[.A31]+[.B30]" office:value-type="float" office:value="17.3172297545654" calcext:value-type="float">
            <text:p>17.3172297545654</text:p>
          </table:table-cell>
        </table:table-row>
        <table:table-row table:style-name="ro1">
          <table:table-cell office:value-type="float" office:value="0.433574296259177" calcext:value-type="float">
            <text:p>0.433574296259177</text:p>
          </table:table-cell>
          <table:table-cell table:formula="of:=[.A32]+[.B31]" office:value-type="float" office:value="17.7508040508246" calcext:value-type="float">
            <text:p>17.7508040508246</text:p>
          </table:table-cell>
        </table:table-row>
        <table:table-row table:style-name="ro1">
          <table:table-cell office:value-type="float" office:value="0.645739869441652" calcext:value-type="float">
            <text:p>0.645739869441652</text:p>
          </table:table-cell>
          <table:table-cell table:formula="of:=[.A33]+[.B32]" office:value-type="float" office:value="18.3965439202662" calcext:value-type="float">
            <text:p>18.3965439202662</text:p>
          </table:table-cell>
        </table:table-row>
        <table:table-row table:style-name="ro1">
          <table:table-cell office:value-type="float" office:value="0.638393244726089" calcext:value-type="float">
            <text:p>0.638393244726089</text:p>
          </table:table-cell>
          <table:table-cell table:formula="of:=[.A34]+[.B33]" office:value-type="float" office:value="19.0349371649923" calcext:value-type="float">
            <text:p>19.0349371649923</text:p>
          </table:table-cell>
        </table:table-row>
        <table:table-row table:style-name="ro1">
          <table:table-cell office:value-type="float" office:value="0.170000771228796" calcext:value-type="float">
            <text:p>0.170000771228796</text:p>
          </table:table-cell>
          <table:table-cell table:formula="of:=[.A35]+[.B34]" office:value-type="float" office:value="19.2049379362211" calcext:value-type="float">
            <text:p>19.2049379362211</text:p>
          </table:table-cell>
        </table:table-row>
        <table:table-row table:style-name="ro1">
          <table:table-cell office:value-type="float" office:value="0.284952354605104" calcext:value-type="float">
            <text:p>0.284952354605104</text:p>
          </table:table-cell>
          <table:table-cell table:formula="of:=[.A36]+[.B35]" office:value-type="float" office:value="19.4898902908262" calcext:value-type="float">
            <text:p>19.4898902908262</text:p>
          </table:table-cell>
        </table:table-row>
        <table:table-row table:style-name="ro1">
          <table:table-cell office:value-type="float" office:value="0.82824791039031" calcext:value-type="float">
            <text:p>0.82824791039031</text:p>
          </table:table-cell>
          <table:table-cell table:formula="of:=[.A37]+[.B36]" office:value-type="float" office:value="20.3181382012165" calcext:value-type="float">
            <text:p>20.3181382012165</text:p>
          </table:table-cell>
        </table:table-row>
        <table:table-row table:style-name="ro1">
          <table:table-cell office:value-type="float" office:value="0.935609527267551" calcext:value-type="float">
            <text:p>0.935609527267551</text:p>
          </table:table-cell>
          <table:table-cell table:formula="of:=[.A38]+[.B37]" office:value-type="float" office:value="21.2537477284841" calcext:value-type="float">
            <text:p>21.2537477284841</text:p>
          </table:table-cell>
        </table:table-row>
        <table:table-row table:style-name="ro1">
          <table:table-cell office:value-type="float" office:value="0.926188766612234" calcext:value-type="float">
            <text:p>0.926188766612234</text:p>
          </table:table-cell>
          <table:table-cell table:formula="of:=[.A39]+[.B38]" office:value-type="float" office:value="22.1799364950963" calcext:value-type="float">
            <text:p>22.1799364950963</text:p>
          </table:table-cell>
        </table:table-row>
        <table:table-row table:style-name="ro1">
          <table:table-cell office:value-type="float" office:value="0.928655720966062" calcext:value-type="float">
            <text:p>0.928655720966062</text:p>
          </table:table-cell>
          <table:table-cell table:formula="of:=[.A40]+[.B39]" office:value-type="float" office:value="23.1085922160624" calcext:value-type="float">
            <text:p>23.1085922160624</text:p>
          </table:table-cell>
        </table:table-row>
        <table:table-row table:style-name="ro1">
          <table:table-cell office:value-type="float" office:value="0.0736456137896908" calcext:value-type="float">
            <text:p>0.0736456137896908</text:p>
          </table:table-cell>
          <table:table-cell table:formula="of:=[.A41]+[.B40]" office:value-type="float" office:value="23.1822378298521" calcext:value-type="float">
            <text:p>23.1822378298521</text:p>
          </table:table-cell>
        </table:table-row>
        <table:table-row table:style-name="ro1">
          <table:table-cell office:value-type="float" office:value="0.276174952148917" calcext:value-type="float">
            <text:p>0.276174952148917</text:p>
          </table:table-cell>
          <table:table-cell table:formula="of:=[.A42]+[.B41]" office:value-type="float" office:value="23.458412782001" calcext:value-type="float">
            <text:p>23.458412782001</text:p>
          </table:table-cell>
        </table:table-row>
        <table:table-row table:style-name="ro1">
          <table:table-cell office:value-type="float" office:value="0.120693569017311" calcext:value-type="float">
            <text:p>0.120693569017311</text:p>
          </table:table-cell>
          <table:table-cell table:formula="of:=[.A43]+[.B42]" office:value-type="float" office:value="23.5791063510183" calcext:value-type="float">
            <text:p>23.5791063510183</text:p>
          </table:table-cell>
        </table:table-row>
        <table:table-row table:style-name="ro1">
          <table:table-cell office:value-type="float" office:value="0.93417739165114" calcext:value-type="float">
            <text:p>0.93417739165114</text:p>
          </table:table-cell>
          <table:table-cell table:formula="of:=[.A44]+[.B43]" office:value-type="float" office:value="24.5132837426695" calcext:value-type="float">
            <text:p>24.5132837426695</text:p>
          </table:table-cell>
        </table:table-row>
        <table:table-row table:style-name="ro1">
          <table:table-cell office:value-type="float" office:value="0.459196592160953" calcext:value-type="float">
            <text:p>0.459196592160953</text:p>
          </table:table-cell>
          <table:table-cell table:formula="of:=[.A45]+[.B44]" office:value-type="float" office:value="24.9724803348304" calcext:value-type="float">
            <text:p>24.9724803348304</text:p>
          </table:table-cell>
        </table:table-row>
        <table:table-row table:style-name="ro1">
          <table:table-cell office:value-type="float" office:value="0.766943307643931" calcext:value-type="float">
            <text:p>0.766943307643931</text:p>
          </table:table-cell>
          <table:table-cell table:formula="of:=[.A46]+[.B45]" office:value-type="float" office:value="25.7394236424743" calcext:value-type="float">
            <text:p>25.7394236424743</text:p>
          </table:table-cell>
        </table:table-row>
        <table:table-row table:style-name="ro1">
          <table:table-cell office:value-type="float" office:value="0.242779248153274" calcext:value-type="float">
            <text:p>0.242779248153274</text:p>
          </table:table-cell>
          <table:table-cell table:formula="of:=[.A47]+[.B46]" office:value-type="float" office:value="25.9822028906276" calcext:value-type="float">
            <text:p>25.9822028906276</text:p>
          </table:table-cell>
        </table:table-row>
        <table:table-row table:style-name="ro1">
          <table:table-cell office:value-type="float" office:value="0.0805241138881164" calcext:value-type="float">
            <text:p>0.0805241138881164</text:p>
          </table:table-cell>
          <table:table-cell table:formula="of:=[.A48]+[.B47]" office:value-type="float" office:value="26.0627270045157" calcext:value-type="float">
            <text:p>26.0627270045157</text:p>
          </table:table-cell>
        </table:table-row>
        <table:table-row table:style-name="ro1">
          <table:table-cell office:value-type="float" office:value="0.266889267131798" calcext:value-type="float">
            <text:p>0.266889267131798</text:p>
          </table:table-cell>
          <table:table-cell table:formula="of:=[.A49]+[.B48]" office:value-type="float" office:value="26.3296162716475" calcext:value-type="float">
            <text:p>26.3296162716475</text:p>
          </table:table-cell>
        </table:table-row>
        <table:table-row table:style-name="ro1">
          <table:table-cell office:value-type="float" office:value="0.362180634145545" calcext:value-type="float">
            <text:p>0.362180634145545</text:p>
          </table:table-cell>
          <table:table-cell table:formula="of:=[.A50]+[.B49]" office:value-type="float" office:value="26.6917969057931" calcext:value-type="float">
            <text:p>26.6917969057931</text:p>
          </table:table-cell>
        </table:table-row>
        <table:table-row table:style-name="ro1">
          <table:table-cell office:value-type="float" office:value="0.542660426926589" calcext:value-type="float">
            <text:p>0.542660426926589</text:p>
          </table:table-cell>
          <table:table-cell table:formula="of:=[.A51]+[.B50]" office:value-type="float" office:value="27.2344573327197" calcext:value-type="float">
            <text:p>27.2344573327197</text:p>
          </table:table-cell>
        </table:table-row>
        <table:table-row table:style-name="ro1">
          <table:table-cell office:value-type="float" office:value="0.264020469707567" calcext:value-type="float">
            <text:p>0.264020469707567</text:p>
          </table:table-cell>
          <table:table-cell table:formula="of:=[.A52]+[.B51]" office:value-type="float" office:value="27.4984778024272" calcext:value-type="float">
            <text:p>27.4984778024272</text:p>
          </table:table-cell>
        </table:table-row>
        <table:table-row table:style-name="ro1">
          <table:table-cell office:value-type="float" office:value="0.581237093902997" calcext:value-type="float">
            <text:p>0.581237093902997</text:p>
          </table:table-cell>
          <table:table-cell table:formula="of:=[.A53]+[.B52]" office:value-type="float" office:value="28.0797148963302" calcext:value-type="float">
            <text:p>28.0797148963302</text:p>
          </table:table-cell>
        </table:table-row>
        <table:table-row table:style-name="ro1">
          <table:table-cell office:value-type="float" office:value="0.68893846948918" calcext:value-type="float">
            <text:p>0.68893846948918</text:p>
          </table:table-cell>
          <table:table-cell table:formula="of:=[.A54]+[.B53]" office:value-type="float" office:value="28.7686533658194" calcext:value-type="float">
            <text:p>28.7686533658194</text:p>
          </table:table-cell>
        </table:table-row>
        <table:table-row table:style-name="ro1">
          <table:table-cell office:value-type="float" office:value="0.507982256578888" calcext:value-type="float">
            <text:p>0.507982256578888</text:p>
          </table:table-cell>
          <table:table-cell table:formula="of:=[.A55]+[.B54]" office:value-type="float" office:value="29.2766356223983" calcext:value-type="float">
            <text:p>29.2766356223983</text:p>
          </table:table-cell>
        </table:table-row>
        <table:table-row table:style-name="ro1">
          <table:table-cell office:value-type="float" office:value="0.17117101022614" calcext:value-type="float">
            <text:p>0.17117101022614</text:p>
          </table:table-cell>
          <table:table-cell table:formula="of:=[.A56]+[.B55]" office:value-type="float" office:value="29.4478066326244" calcext:value-type="float">
            <text:p>29.4478066326244</text:p>
          </table:table-cell>
        </table:table-row>
        <table:table-row table:style-name="ro1">
          <table:table-cell office:value-type="float" office:value="0.761703383603243" calcext:value-type="float">
            <text:p>0.761703383603243</text:p>
          </table:table-cell>
          <table:table-cell table:formula="of:=[.A57]+[.B56]" office:value-type="float" office:value="30.2095100162277" calcext:value-type="float">
            <text:p>30.2095100162277</text:p>
          </table:table-cell>
        </table:table-row>
        <table:table-row table:style-name="ro1">
          <table:table-cell office:value-type="float" office:value="0.848790807588035" calcext:value-type="float">
            <text:p>0.848790807588035</text:p>
          </table:table-cell>
          <table:table-cell table:formula="of:=[.A58]+[.B57]" office:value-type="float" office:value="31.0583008238157" calcext:value-type="float">
            <text:p>31.0583008238157</text:p>
          </table:table-cell>
        </table:table-row>
        <table:table-row table:style-name="ro1">
          <table:table-cell office:value-type="float" office:value="0.290712346686878" calcext:value-type="float">
            <text:p>0.290712346686878</text:p>
          </table:table-cell>
          <table:table-cell table:formula="of:=[.A59]+[.B58]" office:value-type="float" office:value="31.3490131705026" calcext:value-type="float">
            <text:p>31.3490131705026</text:p>
          </table:table-cell>
        </table:table-row>
        <table:table-row table:style-name="ro1">
          <table:table-cell office:value-type="float" office:value="0.565776205605676" calcext:value-type="float">
            <text:p>0.565776205605676</text:p>
          </table:table-cell>
          <table:table-cell table:formula="of:=[.A60]+[.B59]" office:value-type="float" office:value="31.9147893761083" calcext:value-type="float">
            <text:p>31.9147893761083</text:p>
          </table:table-cell>
        </table:table-row>
        <table:table-row table:style-name="ro1">
          <table:table-cell office:value-type="float" office:value="0.629270162365968" calcext:value-type="float">
            <text:p>0.629270162365968</text:p>
          </table:table-cell>
          <table:table-cell table:formula="of:=[.A61]+[.B60]" office:value-type="float" office:value="32.5440595384742" calcext:value-type="float">
            <text:p>32.5440595384742</text:p>
          </table:table-cell>
        </table:table-row>
        <table:table-row table:style-name="ro1">
          <table:table-cell office:value-type="float" office:value="0.912738814114412" calcext:value-type="float">
            <text:p>0.912738814114412</text:p>
          </table:table-cell>
          <table:table-cell table:formula="of:=[.A62]+[.B61]" office:value-type="float" office:value="33.4567983525886" calcext:value-type="float">
            <text:p>33.4567983525886</text:p>
          </table:table-cell>
        </table:table-row>
        <table:table-row table:style-name="ro1">
          <table:table-cell office:value-type="float" office:value="0.629344165574203" calcext:value-type="float">
            <text:p>0.629344165574203</text:p>
          </table:table-cell>
          <table:table-cell table:formula="of:=[.A63]+[.B62]" office:value-type="float" office:value="34.0861425181629" calcext:value-type="float">
            <text:p>34.0861425181629</text:p>
          </table:table-cell>
        </table:table-row>
        <table:table-row table:style-name="ro1">
          <table:table-cell office:value-type="float" office:value="0.368344865490794" calcext:value-type="float">
            <text:p>0.368344865490794</text:p>
          </table:table-cell>
          <table:table-cell table:formula="of:=[.A64]+[.B63]" office:value-type="float" office:value="34.4544873836537" calcext:value-type="float">
            <text:p>34.4544873836537</text:p>
          </table:table-cell>
        </table:table-row>
        <table:table-row table:style-name="ro1">
          <table:table-cell office:value-type="float" office:value="0.268948629537326" calcext:value-type="float">
            <text:p>0.268948629537326</text:p>
          </table:table-cell>
          <table:table-cell table:formula="of:=[.A65]+[.B64]" office:value-type="float" office:value="34.723436013191" calcext:value-type="float">
            <text:p>34.723436013191</text:p>
          </table:table-cell>
        </table:table-row>
        <table:table-row table:style-name="ro1">
          <table:table-cell office:value-type="float" office:value="0.242202305429473" calcext:value-type="float">
            <text:p>0.242202305429473</text:p>
          </table:table-cell>
          <table:table-cell table:formula="of:=[.A66]+[.B65]" office:value-type="float" office:value="34.9656383186204" calcext:value-type="float">
            <text:p>34.9656383186204</text:p>
          </table:table-cell>
        </table:table-row>
        <table:table-row table:style-name="ro1">
          <table:table-cell office:value-type="float" office:value="0.886021835946769" calcext:value-type="float">
            <text:p>0.886021835946769</text:p>
          </table:table-cell>
          <table:table-cell table:formula="of:=[.A67]+[.B66]" office:value-type="float" office:value="35.8516601545672" calcext:value-type="float">
            <text:p>35.8516601545672</text:p>
          </table:table-cell>
        </table:table-row>
        <table:table-row table:style-name="ro1">
          <table:table-cell office:value-type="float" office:value="0.54436707993446" calcext:value-type="float">
            <text:p>0.54436707993446</text:p>
          </table:table-cell>
          <table:table-cell table:formula="of:=[.A68]+[.B67]" office:value-type="float" office:value="36.3960272345017" calcext:value-type="float">
            <text:p>36.3960272345017</text:p>
          </table:table-cell>
        </table:table-row>
        <table:table-row table:style-name="ro1">
          <table:table-cell office:value-type="float" office:value="0.711631570658334" calcext:value-type="float">
            <text:p>0.711631570658334</text:p>
          </table:table-cell>
          <table:table-cell table:formula="of:=[.A69]+[.B68]" office:value-type="float" office:value="37.10765880516" calcext:value-type="float">
            <text:p>37.10765880516</text:p>
          </table:table-cell>
        </table:table-row>
        <table:table-row table:style-name="ro1">
          <table:table-cell office:value-type="float" office:value="0.195189558237723" calcext:value-type="float">
            <text:p>0.195189558237723</text:p>
          </table:table-cell>
          <table:table-cell table:formula="of:=[.A70]+[.B69]" office:value-type="float" office:value="37.3028483633977" calcext:value-type="float">
            <text:p>37.3028483633977</text:p>
          </table:table-cell>
        </table:table-row>
        <table:table-row table:style-name="ro1">
          <table:table-cell office:value-type="float" office:value="0.187613780196317" calcext:value-type="float">
            <text:p>0.187613780196317</text:p>
          </table:table-cell>
          <table:table-cell table:formula="of:=[.A71]+[.B70]" office:value-type="float" office:value="37.4904621435941" calcext:value-type="float">
            <text:p>37.4904621435941</text:p>
          </table:table-cell>
        </table:table-row>
        <table:table-row table:style-name="ro1">
          <table:table-cell office:value-type="float" office:value="0.10240296974867" calcext:value-type="float">
            <text:p>0.10240296974867</text:p>
          </table:table-cell>
          <table:table-cell table:formula="of:=[.A72]+[.B71]" office:value-type="float" office:value="37.5928651133427" calcext:value-type="float">
            <text:p>37.5928651133427</text:p>
          </table:table-cell>
        </table:table-row>
        <table:table-row table:style-name="ro1">
          <table:table-cell office:value-type="float" office:value="0.117197622236151" calcext:value-type="float">
            <text:p>0.117197622236151</text:p>
          </table:table-cell>
          <table:table-cell table:formula="of:=[.A73]+[.B72]" office:value-type="float" office:value="37.7100627355789" calcext:value-type="float">
            <text:p>37.7100627355789</text:p>
          </table:table-cell>
        </table:table-row>
        <table:table-row table:style-name="ro1">
          <table:table-cell office:value-type="float" office:value="0.019689727614849" calcext:value-type="float">
            <text:p>0.019689727614849</text:p>
          </table:table-cell>
          <table:table-cell table:formula="of:=[.A74]+[.B73]" office:value-type="float" office:value="37.7297524631937" calcext:value-type="float">
            <text:p>37.7297524631937</text:p>
          </table:table-cell>
        </table:table-row>
        <table:table-row table:style-name="ro1">
          <table:table-cell office:value-type="float" office:value="0.800514842549746" calcext:value-type="float">
            <text:p>0.800514842549746</text:p>
          </table:table-cell>
          <table:table-cell table:formula="of:=[.A75]+[.B74]" office:value-type="float" office:value="38.5302673057435" calcext:value-type="float">
            <text:p>38.5302673057435</text:p>
          </table:table-cell>
        </table:table-row>
        <table:table-row table:style-name="ro1">
          <table:table-cell office:value-type="float" office:value="0.662829168023322" calcext:value-type="float">
            <text:p>0.662829168023322</text:p>
          </table:table-cell>
          <table:table-cell table:formula="of:=[.A76]+[.B75]" office:value-type="float" office:value="39.1930964737668" calcext:value-type="float">
            <text:p>39.1930964737668</text:p>
          </table:table-cell>
        </table:table-row>
        <table:table-row table:style-name="ro1">
          <table:table-cell office:value-type="float" office:value="0.928109625181813" calcext:value-type="float">
            <text:p>0.928109625181813</text:p>
          </table:table-cell>
          <table:table-cell table:formula="of:=[.A77]+[.B76]" office:value-type="float" office:value="40.1212060989486" calcext:value-type="float">
            <text:p>40.1212060989486</text:p>
          </table:table-cell>
        </table:table-row>
        <table:table-row table:style-name="ro1">
          <table:table-cell office:value-type="float" office:value="0.0355236651006643" calcext:value-type="float">
            <text:p>0.0355236651006643</text:p>
          </table:table-cell>
          <table:table-cell table:formula="of:=[.A78]+[.B77]" office:value-type="float" office:value="40.1567297640493" calcext:value-type="float">
            <text:p>40.1567297640493</text:p>
          </table:table-cell>
        </table:table-row>
        <table:table-row table:style-name="ro1">
          <table:table-cell office:value-type="float" office:value="0.734114666384256" calcext:value-type="float">
            <text:p>0.734114666384256</text:p>
          </table:table-cell>
          <table:table-cell table:formula="of:=[.A79]+[.B78]" office:value-type="float" office:value="40.8908444304335" calcext:value-type="float">
            <text:p>40.8908444304335</text:p>
          </table:table-cell>
        </table:table-row>
        <table:table-row table:style-name="ro1">
          <table:table-cell office:value-type="float" office:value="0.0459257058515522" calcext:value-type="float">
            <text:p>0.0459257058515522</text:p>
          </table:table-cell>
          <table:table-cell table:formula="of:=[.A80]+[.B79]" office:value-type="float" office:value="40.9367701362851" calcext:value-type="float">
            <text:p>40.9367701362851</text:p>
          </table:table-cell>
        </table:table-row>
        <table:table-row table:style-name="ro1">
          <table:table-cell office:value-type="float" office:value="0.395295491918293" calcext:value-type="float">
            <text:p>0.395295491918293</text:p>
          </table:table-cell>
          <table:table-cell table:formula="of:=[.A81]+[.B80]" office:value-type="float" office:value="41.3320656282034" calcext:value-type="float">
            <text:p>41.3320656282034</text:p>
          </table:table-cell>
        </table:table-row>
        <table:table-row table:style-name="ro1">
          <table:table-cell office:value-type="float" office:value="0.854388516702659" calcext:value-type="float">
            <text:p>0.854388516702659</text:p>
          </table:table-cell>
          <table:table-cell table:formula="of:=[.A82]+[.B81]" office:value-type="float" office:value="42.186454144906" calcext:value-type="float">
            <text:p>42.186454144906</text:p>
          </table:table-cell>
        </table:table-row>
        <table:table-row table:style-name="ro1">
          <table:table-cell office:value-type="float" office:value="0.353629898973554" calcext:value-type="float">
            <text:p>0.353629898973554</text:p>
          </table:table-cell>
          <table:table-cell table:formula="of:=[.A83]+[.B82]" office:value-type="float" office:value="42.5400840438796" calcext:value-type="float">
            <text:p>42.5400840438796</text:p>
          </table:table-cell>
        </table:table-row>
        <table:table-row table:style-name="ro1">
          <table:table-cell office:value-type="float" office:value="0.836765604297876" calcext:value-type="float">
            <text:p>0.836765604297876</text:p>
          </table:table-cell>
          <table:table-cell table:formula="of:=[.A84]+[.B83]" office:value-type="float" office:value="43.3768496481774" calcext:value-type="float">
            <text:p>43.3768496481774</text:p>
          </table:table-cell>
        </table:table-row>
        <table:table-row table:style-name="ro1">
          <table:table-cell office:value-type="float" office:value="0.252789576679627" calcext:value-type="float">
            <text:p>0.252789576679627</text:p>
          </table:table-cell>
          <table:table-cell table:formula="of:=[.A85]+[.B84]" office:value-type="float" office:value="43.6296392248571" calcext:value-type="float">
            <text:p>43.6296392248571</text:p>
          </table:table-cell>
        </table:table-row>
        <table:table-row table:style-name="ro1">
          <table:table-cell office:value-type="float" office:value="0.31337668665985" calcext:value-type="float">
            <text:p>0.31337668665985</text:p>
          </table:table-cell>
          <table:table-cell table:formula="of:=[.A86]+[.B85]" office:value-type="float" office:value="43.9430159115169" calcext:value-type="float">
            <text:p>43.9430159115169</text:p>
          </table:table-cell>
        </table:table-row>
        <table:table-row table:style-name="ro1">
          <table:table-cell office:value-type="float" office:value="0.306171634926758" calcext:value-type="float">
            <text:p>0.306171634926758</text:p>
          </table:table-cell>
          <table:table-cell table:formula="of:=[.A87]+[.B86]" office:value-type="float" office:value="44.2491875464437" calcext:value-type="float">
            <text:p>44.2491875464437</text:p>
          </table:table-cell>
        </table:table-row>
        <table:table-row table:style-name="ro1">
          <table:table-cell office:value-type="float" office:value="0.0600458038807485" calcext:value-type="float">
            <text:p>0.0600458038807485</text:p>
          </table:table-cell>
          <table:table-cell table:formula="of:=[.A88]+[.B87]" office:value-type="float" office:value="44.3092333503244" calcext:value-type="float">
            <text:p>44.3092333503244</text:p>
          </table:table-cell>
        </table:table-row>
        <table:table-row table:style-name="ro1">
          <table:table-cell office:value-type="float" office:value="0.070183085246473" calcext:value-type="float">
            <text:p>0.070183085246473</text:p>
          </table:table-cell>
          <table:table-cell table:formula="of:=[.A89]+[.B88]" office:value-type="float" office:value="44.3794164355709" calcext:value-type="float">
            <text:p>44.3794164355709</text:p>
          </table:table-cell>
        </table:table-row>
        <table:table-row table:style-name="ro1">
          <table:table-cell office:value-type="float" office:value="0.403572952998256" calcext:value-type="float">
            <text:p>0.403572952998256</text:p>
          </table:table-cell>
          <table:table-cell table:formula="of:=[.A90]+[.B89]" office:value-type="float" office:value="44.7829893885691" calcext:value-type="float">
            <text:p>44.7829893885691</text:p>
          </table:table-cell>
        </table:table-row>
        <table:table-row table:style-name="ro1">
          <table:table-cell office:value-type="float" office:value="0.866679392251525" calcext:value-type="float">
            <text:p>0.866679392251525</text:p>
          </table:table-cell>
          <table:table-cell table:formula="of:=[.A91]+[.B90]" office:value-type="float" office:value="45.6496687808207" calcext:value-type="float">
            <text:p>45.6496687808207</text:p>
          </table:table-cell>
        </table:table-row>
        <table:table-row table:style-name="ro1">
          <table:table-cell office:value-type="float" office:value="0.453818271112265" calcext:value-type="float">
            <text:p>0.453818271112265</text:p>
          </table:table-cell>
          <table:table-cell table:formula="of:=[.A92]+[.B91]" office:value-type="float" office:value="46.1034870519329" calcext:value-type="float">
            <text:p>46.1034870519329</text:p>
          </table:table-cell>
        </table:table-row>
        <table:table-row table:style-name="ro1">
          <table:table-cell office:value-type="float" office:value="0.123150151508177" calcext:value-type="float">
            <text:p>0.123150151508177</text:p>
          </table:table-cell>
          <table:table-cell table:formula="of:=[.A93]+[.B92]" office:value-type="float" office:value="46.2266372034411" calcext:value-type="float">
            <text:p>46.2266372034411</text:p>
          </table:table-cell>
        </table:table-row>
        <table:table-row table:style-name="ro1">
          <table:table-cell office:value-type="float" office:value="0.588643987119294" calcext:value-type="float">
            <text:p>0.588643987119294</text:p>
          </table:table-cell>
          <table:table-cell table:formula="of:=[.A94]+[.B93]" office:value-type="float" office:value="46.8152811905604" calcext:value-type="float">
            <text:p>46.8152811905604</text:p>
          </table:table-cell>
        </table:table-row>
        <table:table-row table:style-name="ro1">
          <table:table-cell office:value-type="float" office:value="0.192660788709041" calcext:value-type="float">
            <text:p>0.192660788709041</text:p>
          </table:table-cell>
          <table:table-cell table:formula="of:=[.A95]+[.B94]" office:value-type="float" office:value="47.0079419792694" calcext:value-type="float">
            <text:p>47.0079419792694</text:p>
          </table:table-cell>
        </table:table-row>
        <table:table-row table:style-name="ro1">
          <table:table-cell office:value-type="float" office:value="0.147584089303335" calcext:value-type="float">
            <text:p>0.147584089303335</text:p>
          </table:table-cell>
          <table:table-cell table:formula="of:=[.A96]+[.B95]" office:value-type="float" office:value="47.1555260685728" calcext:value-type="float">
            <text:p>47.1555260685728</text:p>
          </table:table-cell>
        </table:table-row>
        <table:table-row table:style-name="ro1">
          <table:table-cell office:value-type="float" office:value="0.327608727043221" calcext:value-type="float">
            <text:p>0.327608727043221</text:p>
          </table:table-cell>
          <table:table-cell table:formula="of:=[.A97]+[.B96]" office:value-type="float" office:value="47.483134795616" calcext:value-type="float">
            <text:p>47.483134795616</text:p>
          </table:table-cell>
        </table:table-row>
        <table:table-row table:style-name="ro1">
          <table:table-cell office:value-type="float" office:value="0.552367508036504" calcext:value-type="float">
            <text:p>0.552367508036504</text:p>
          </table:table-cell>
          <table:table-cell table:formula="of:=[.A98]+[.B97]" office:value-type="float" office:value="48.0355023036525" calcext:value-type="float">
            <text:p>48.0355023036525</text:p>
          </table:table-cell>
        </table:table-row>
        <table:table-row table:style-name="ro1">
          <table:table-cell office:value-type="float" office:value="0.112995803697585" calcext:value-type="float">
            <text:p>0.112995803697585</text:p>
          </table:table-cell>
          <table:table-cell table:formula="of:=[.A99]+[.B98]" office:value-type="float" office:value="48.1484981073501" calcext:value-type="float">
            <text:p>48.1484981073501</text:p>
          </table:table-cell>
        </table:table-row>
        <table:table-row table:style-name="ro1">
          <table:table-cell office:value-type="float" office:value="0.30801769772204" calcext:value-type="float">
            <text:p>0.30801769772204</text:p>
          </table:table-cell>
          <table:table-cell table:formula="of:=[.A100]+[.B99]" office:value-type="float" office:value="48.4565158050721" calcext:value-type="float">
            <text:p>48.4565158050721</text:p>
          </table:table-cell>
        </table:table-row>
        <table:table-row table:style-name="ro1">
          <table:table-cell office:value-type="float" office:value="0.990818769886694" calcext:value-type="float">
            <text:p>0.990818769886694</text:p>
          </table:table-cell>
          <table:table-cell table:formula="of:=[.A101]+[.B100]" office:value-type="float" office:value="49.4473345749588" calcext:value-type="float">
            <text:p>49.44733457495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4T14:41:42.821000000</dc:date>
    <meta:editing-duration>P0D</meta:editing-duration>
    <meta:editing-cycles>1</meta:editing-cycles>
    <meta:document-statistic meta:table-count="1" meta:cell-count="202" meta:object-count="0"/>
    <meta:generator>LibreOffice/7.2.4.1$Windows_X86_64 LibreOffice_project/27d75539669ac387bb498e35313b970b7fe9c4f9</meta:generator>
  </office:meta>
</office:document-meta>
</file>